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7.7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CL-model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2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straints</text:p>
          </table:table-cell>
        </table:table-row>
        <table:table-row table:style-name="ro1">
          <table:table-cell office:value-type="string" calcext:value-type="string">
            <text:p>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links. par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links. self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lastUser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domain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domain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domain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domain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domain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readOnly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readOnly. reas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One of: RBAC, SYSTEM, DOMAIN</text:p>
          </table:table-cell>
        </table:table-row>
        <table:table-row table:style-name="ro1">
          <table:table-cell office:value-type="string" calcext:value-type="string">
            <text:p>metadata. readOnly. sta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tadata. timestamp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nmpConfig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Networ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Zone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Zone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Zone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Zone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iginalSourceNetwor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feSearch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safeSearch. actionForNonSupportedEngine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One of: ALLOW, BLOCK, BLOCK_WITH_RESET</text:p>
          </table:table-cell>
        </table:table-row>
        <table:table-row table:style-name="ro1">
          <table:table-cell office:value-type="string" calcext:value-type="string">
            <text:p>safeSearch. 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rl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rl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rls. urlCategoriesWithReputation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rls. literal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slogConfig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overrid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ise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override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fq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PointDeviceTypes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ouTube. siteKe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ouTube. enabl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Networ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Network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Networks. literal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One of: ALLOW, TRUST, BLOCK, MONITOR, BLOCK_RESET, BLOCK_INTERACTIVE, BLOCK_RESET_INTERACTIVE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tworkAccessDeviceIP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SecurityGroupTag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SecurityGroupTag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SecurityGroupTags. literal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ogEn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ogBegi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endEventsToFMC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Port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Port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Port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urcePorts. literal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inlineDrop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basePolicy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psPolicy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overridabl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override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ariableSet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user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ogFiles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dat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user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user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user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user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mmentHistoryList. user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metadata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descript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link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typ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lePolicy. vers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lanTag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lanTags. object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lanTags. literal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pplications. inlineApplicationFilter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pplications. applicationFilter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pplications. applications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* required attribute 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9:44:23.246401692</meta:creation-date>
    <dc:date>2016-12-09T19:47:12.086655802</dc:date>
    <meta:editing-duration>PT2M53S</meta:editing-duration>
    <meta:editing-cycles>1</meta:editing-cycles>
    <meta:document-statistic meta:table-count="1" meta:cell-count="392" meta:object-count="0"/>
    <meta:generator>LibreOffice/5.1.4.2$Linux_X86_64 LibreOffice_project/10m0$Build-2</meta:generator>
  </office:meta>
</office:document-meta>
</file>